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3000003DF12DAB7BCF59C39E4.png" manifest:media-type="image/png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777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PTBuddy</text:p>
          </draw:text-box>
        </draw:frame>
        <draw:frame presentation:style-name="pr1" draw:layer="layout" svg:width="29.972cm" svg:height="4.777cm" svg:x="1.536cm" svg:y="14.49cm" presentation:class="subtitle" presentation:user-transformed="true">
          <draw:text-box>
            <text:p>Reach Normal in the Palm of Your Hand!</text:p>
            <text:p>Graveyard-Spiral ft: </text:p>
            <text:p>Shane, James, Sergio, and Micheal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TBuddy Overiew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PTBuddy is an Android driven application that is designed for <text:s/>people going through rehabilitation.</text:p>
              </text:list-item>
              <text:list-item>
                <text:p><text:s/>PTBuddy’s primary goal is to deliver to the user multiple methods of information on topics of exercise, nutrition, and health benefits during the rehabilitation process.</text:p>
              </text:list-item>
              <text:list-item>
                <text:p>PTBuddy’s secondary goal is actively track progress of the user and positively reinforce the user when completing a specified task by the program or physician.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Key Architectural Drivers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rchitectural Style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rhitectural Design Diagram</text:p>
          </draw:text-box>
        </draw:frame>
        <draw:frame draw:style-name="gr2" draw:text-style-name="P3" draw:layer="layout" svg:width="24.638cm" svg:height="14.986cm" svg:x="4.318cm" svg:y="4.572cm" presentation:class="graphic" presentation:user-transformed="true">
          <draw:image xlink:href="Pictures/1000020100000323000003DF12DAB7BCF59C39E4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nclusion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2T16:52:32.720224380</meta:creation-date>
    <meta:editing-duration>PT11M42S</meta:editing-duration>
    <meta:editing-cycles>5</meta:editing-cycles>
    <meta:generator>LibreOffice/5.3.5.2$Linux_X86_64 LibreOffice_project/30m0$Build-2</meta:generator>
    <dc:date>2018-04-04T18:53:27.991764679</dc:date>
    <meta:document-statistic meta:object-count="6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